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/>
    <style:font-face style:name="Cambria-Italic" svg:font-family="Cambria-Italic" style:font-family-generic="system" svg:panose-1="0 0 0 0 0 0 0 0 0 0"/>
    <style:font-face style:name="Calibri Light" svg:font-family="Calibri Light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style:text-autospace="none" fo:margin-bottom="0in" fo:line-height="100%"/>
      <style:text-properties style:font-name="Cambria" style:font-name-complex="Cambria" fo:font-weight="bold" style:font-weight-asian="bold" fo:font-size="20pt" style:font-size-asian="20pt" style:font-size-complex="20pt"/>
    </style:style>
    <style:style style:name="P2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3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4" style:parent-style-name="Normale" style:family="paragraph">
      <style:paragraph-properties style:text-autospace="none" fo:margin-bottom="0in" fo:line-height="100%"/>
    </style:style>
    <style:style style:name="T5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6" style:parent-style-name="Car.predefinitoparagrafo" style:family="text">
      <style:text-properties style:font-name="Cambria-Italic" style:font-name-complex="Cambria-Italic" fo:font-style="italic" style:font-style-asian="italic" style:font-style-complex="italic" fo:font-size="14pt" style:font-size-asian="14pt" style:font-size-complex="14pt"/>
    </style:style>
    <style:style style:name="T7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P8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9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0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1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2" style:parent-style-name="Normale" style:family="paragraph">
      <style:paragraph-properties style:text-autospace="none" fo:margin-bottom="0in" fo:line-height="100%"/>
      <style:text-properties style:font-name="Cambria" style:font-name-complex="Cambria" fo:font-size="14pt" style:font-size-asian="14pt" style:font-size-complex="14pt"/>
    </style:style>
    <style:style style:name="P13" style:parent-style-name="Normale" style:family="paragraph">
      <style:paragraph-properties style:text-autospace="none" fo:margin-bottom="0in" fo:line-height="100%"/>
    </style:style>
    <style:style style:name="T14" style:parent-style-name="Car.predefinitoparagrafo" style:family="text">
      <style:text-properties style:font-name="Cambria" style:font-name-complex="Cambria" fo:font-size="14pt" style:font-size-asian="14pt" style:font-size-complex="14pt"/>
    </style:style>
    <style:style style:name="T15" style:parent-style-name="Car.predefinitoparagrafo" style:family="text">
      <style:text-properties style:font-name="Cambria" style:font-name-complex="Cambria"/>
    </style:style>
    <style:style style:name="P16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17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18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19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20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21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22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23" style:parent-style-name="Normale" style:family="paragraph">
      <style:paragraph-properties style:text-autospace="none" fo:text-align="justify" fo:margin-bottom="0in" fo:line-height="100%"/>
    </style:style>
    <style:style style:name="T24" style:parent-style-name="Car.predefinitoparagrafo" style:family="text">
      <style:text-properties style:font-name="Symbol" style:font-name-complex="Symbol"/>
    </style:style>
    <style:style style:name="T25" style:parent-style-name="Car.predefinitoparagrafo" style:family="text">
      <style:text-properties style:font-name="Cambria" style:font-name-complex="Cambria"/>
    </style:style>
    <style:style style:name="T26" style:parent-style-name="Car.predefinitoparagrafo" style:family="text">
      <style:text-properties style:font-name="Cambria" style:font-name-complex="Cambria"/>
    </style:style>
    <style:style style:name="P27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28" style:parent-style-name="Normale" style:family="paragraph">
      <style:paragraph-properties style:text-autospace="none" fo:margin-bottom="0in" fo:line-height="100%"/>
    </style:style>
    <style:style style:name="T29" style:parent-style-name="Car.predefinitoparagrafo" style:family="text">
      <style:text-properties style:font-name="Cambria" style:font-name-complex="Cambria"/>
    </style:style>
    <style:style style:name="T30" style:parent-style-name="Car.predefinitoparagrafo" style:family="text">
      <style:text-properties style:font-name="Cambria" style:font-name-complex="Cambria" fo:font-size="7pt" style:font-size-asian="7pt" style:font-size-complex="7pt"/>
    </style:style>
    <style:style style:name="T31" style:parent-style-name="Car.predefinitoparagrafo" style:family="text">
      <style:text-properties style:font-name="Cambria" style:font-name-complex="Cambria"/>
    </style:style>
    <style:style style:name="P32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33" style:parent-style-name="Normale" style:family="paragraph">
      <style:paragraph-properties style:text-autospace="none" fo:margin-bottom="0in" fo:line-height="100%"/>
    </style:style>
    <style:style style:name="T34" style:parent-style-name="Car.predefinitoparagrafo" style:family="text">
      <style:text-properties style:font-name="Cambria" style:font-name-complex="Cambria"/>
    </style:style>
    <style:style style:name="T35" style:parent-style-name="Car.predefinitoparagrafo" style:family="text">
      <style:text-properties style:font-name="Cambria" style:font-name-complex="Cambria" fo:font-size="7pt" style:font-size-asian="7pt" style:font-size-complex="7pt"/>
    </style:style>
    <style:style style:name="T36" style:parent-style-name="Car.predefinitoparagrafo" style:family="text">
      <style:text-properties style:font-name="Cambria" style:font-name-complex="Cambria"/>
    </style:style>
    <style:style style:name="P37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38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39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40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41" style:parent-style-name="Normale" style:family="paragraph">
      <style:text-properties style:font-name="Cambria" style:font-name-complex="Cambria"/>
    </style:style>
    <style:style style:name="P42" style:parent-style-name="Normale" style:family="paragraph">
      <style:paragraph-properties style:text-autospace="none" fo:margin-bottom="0in" fo:line-height="100%"/>
      <style:text-properties style:font-name="Cambria" style:font-name-complex="Cambria"/>
    </style:style>
    <style:style style:name="P43" style:parent-style-name="Normale" style:family="paragraph">
      <style:paragraph-properties style:text-autospace="none" fo:margin-bottom="0in" fo:line-height="100%"/>
    </style:style>
    <style:style style:name="T44" style:parent-style-name="Car.predefinitoparagrafo" style:family="text">
      <style:text-properties style:font-name="Symbol" style:font-name-complex="Symbol"/>
    </style:style>
    <style:style style:name="T45" style:parent-style-name="Car.predefinitoparagrafo" style:family="text">
      <style:text-properties style:font-name="Symbol" style:font-name-complex="Symbol"/>
    </style:style>
    <style:style style:name="T46" style:parent-style-name="Car.predefinitoparagrafo" style:family="text">
      <style:text-properties style:font-name="Cambria" style:font-name-complex="Cambria"/>
    </style:style>
    <style:style style:name="P47" style:parent-style-name="Normale" style:family="paragraph">
      <style:paragraph-properties style:text-autospace="none" fo:margin-bottom="0in" fo:line-height="100%"/>
    </style:style>
    <style:style style:name="T48" style:parent-style-name="Car.predefinitoparagrafo" style:family="text">
      <style:text-properties style:font-name="Symbol" style:font-name-complex="Symbol"/>
    </style:style>
    <style:style style:name="T49" style:parent-style-name="Car.predefinitoparagrafo" style:family="text">
      <style:text-properties style:font-name="Symbol" style:font-name-complex="Symbol"/>
    </style:style>
    <style:style style:name="T50" style:parent-style-name="Car.predefinitoparagrafo" style:family="text">
      <style:text-properties style:font-name="Cambria" style:font-name-complex="Cambria"/>
    </style:style>
    <style:style style:name="P51" style:parent-style-name="Normale" style:family="paragraph">
      <style:paragraph-properties style:text-autospace="none" fo:margin-bottom="0in" fo:line-height="100%"/>
    </style:style>
    <style:style style:name="T52" style:parent-style-name="Car.predefinitoparagrafo" style:family="text">
      <style:text-properties style:font-name="Symbol" style:font-name-complex="Symbol"/>
    </style:style>
    <style:style style:name="T53" style:parent-style-name="Car.predefinitoparagrafo" style:family="text">
      <style:text-properties style:font-name="Symbol" style:font-name-complex="Symbol"/>
    </style:style>
    <style:style style:name="T54" style:parent-style-name="Car.predefinitoparagrafo" style:family="text">
      <style:text-properties style:font-name="Cambria" style:font-name-complex="Cambria"/>
    </style:style>
    <style:style style:name="P55" style:parent-style-name="Normale" style:family="paragraph">
      <style:paragraph-properties style:text-autospace="none" fo:margin-bottom="0in" fo:line-height="100%"/>
    </style:style>
    <style:style style:name="T56" style:parent-style-name="Car.predefinitoparagrafo" style:family="text">
      <style:text-properties style:font-name="Symbol" style:font-name-complex="Symbol"/>
    </style:style>
    <style:style style:name="T57" style:parent-style-name="Car.predefinitoparagrafo" style:family="text">
      <style:text-properties style:font-name="Symbol" style:font-name-complex="Symbol"/>
    </style:style>
    <style:style style:name="T58" style:parent-style-name="Car.predefinitoparagrafo" style:family="text">
      <style:text-properties style:font-name="Cambria" style:font-name-complex="Cambria"/>
    </style:style>
    <style:style style:name="P59" style:parent-style-name="Normale" style:family="paragraph">
      <style:paragraph-properties style:text-autospace="none" fo:margin-bottom="0in" fo:line-height="100%"/>
    </style:style>
    <style:style style:name="T60" style:parent-style-name="Car.predefinitoparagrafo" style:family="text">
      <style:text-properties style:font-name="Symbol" style:font-name-complex="Symbol"/>
    </style:style>
    <style:style style:name="T61" style:parent-style-name="Car.predefinitoparagrafo" style:family="text">
      <style:text-properties style:font-name="Symbol" style:font-name-complex="Symbol"/>
    </style:style>
    <style:style style:name="T62" style:parent-style-name="Car.predefinitoparagrafo" style:family="text">
      <style:text-properties style:font-name="Cambria" style:font-name-complex="Cambria"/>
    </style:style>
    <style:style style:name="P63" style:parent-style-name="Normale" style:family="paragraph">
      <style:paragraph-properties style:text-autospace="none" fo:margin-bottom="0in" fo:line-height="100%"/>
    </style:style>
    <style:style style:name="T64" style:parent-style-name="Car.predefinitoparagrafo" style:family="text">
      <style:text-properties style:font-name="Symbol" style:font-name-complex="Symbol"/>
    </style:style>
    <style:style style:name="T65" style:parent-style-name="Car.predefinitoparagrafo" style:family="text">
      <style:text-properties style:font-name="Symbol" style:font-name-complex="Symbol"/>
    </style:style>
    <style:style style:name="T66" style:parent-style-name="Car.predefinitoparagrafo" style:family="text">
      <style:text-properties style:font-name="Cambria" style:font-name-complex="Cambria"/>
    </style:style>
    <style:style style:name="T67" style:parent-style-name="Car.predefinitoparagrafo" style:family="text">
      <style:text-properties style:font-name="Symbol" style:font-name-complex="Symbol"/>
    </style:style>
    <style:style style:name="T68" style:parent-style-name="Car.predefinitoparagrafo" style:family="text">
      <style:text-properties style:font-name="Symbol" style:font-name-complex="Symbol"/>
    </style:style>
    <style:style style:name="T69" style:parent-style-name="Car.predefinitoparagrafo" style:family="text">
      <style:text-properties style:font-name="Cambria" style:font-name-complex="Cambria"/>
    </style:style>
    <style:style style:name="P70" style:parent-style-name="Normale" style:family="paragraph">
      <style:text-properties fo:font-weight="bold" style:font-weight-asian="bold" fo:font-size="20pt" style:font-size-asian="20pt" style:font-size-complex="20pt"/>
    </style:style>
    <style:style style:name="P71" style:parent-style-name="Normale" style:family="paragraph">
      <style:text-properties fo:font-size="14pt" style:font-size-asian="14pt" style:font-size-complex="14pt"/>
    </style:style>
    <style:style style:name="P72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Normale" style:family="paragraph">
      <style:text-properties fo:font-size="14pt" style:font-size-asian="14pt" style:font-size-complex="14pt"/>
    </style:style>
    <style:style style:name="P74" style:parent-style-name="Normale" style:family="paragraph">
      <style:text-properties fo:font-size="14pt" style:font-size-asian="14pt" style:font-size-complex="14pt"/>
    </style:style>
    <style:style style:name="P75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Normale" style:family="paragraph">
      <style:text-properties fo:font-size="14pt" style:font-size-asian="14pt" style:font-size-complex="14pt"/>
    </style:style>
    <style:style style:name="P77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size="14pt" style:font-size-asian="14pt" style:font-size-complex="14pt"/>
    </style:style>
    <style:style style:name="P79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Normale" style:family="paragraph">
      <style:text-properties fo:font-size="14pt" style:font-size-asian="14pt" style:font-size-complex="14pt"/>
    </style:style>
    <style:style style:name="P81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Normale" style:family="paragraph">
      <style:text-properties fo:font-size="14pt" style:font-size-asian="14pt" style:font-size-complex="14pt"/>
    </style:style>
    <style:style style:name="P83" style:parent-style-name="Normale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Normale" style:family="paragraph">
      <style:text-properties fo:font-size="14pt" style:font-size-asian="14pt" style:font-size-complex="14pt"/>
    </style:style>
    <style:style style:name="P85" style:parent-style-name="Normale" style:family="paragraph">
      <style:text-properties fo:font-weight="bold" style:font-weight-asian="bold" fo:font-size="20pt" style:font-size-asian="20pt" style:font-size-complex="20pt"/>
    </style:style>
    <style:style style:name="P86" style:parent-style-name="Normale" style:family="paragraph">
      <style:text-properties fo:font-weight="bold" style:font-weight-asian="bold" fo:font-size="20pt" style:font-size-asian="20pt" style:font-size-complex="20pt"/>
    </style:style>
    <style:style style:name="P87" style:parent-style-name="Normale" style:family="paragraph">
      <style:text-properties fo:font-size="14pt" style:font-size-asian="14pt" style:font-size-complex="14pt"/>
    </style:style>
    <style:style style:name="P88" style:parent-style-name="Paragrafoelenco" style:list-style-name="LFO2" style:family="paragraph">
      <style:text-properties fo:font-size="14pt" style:font-size-asian="14pt" style:font-size-complex="14pt"/>
    </style:style>
    <style:style style:name="P89" style:parent-style-name="Paragrafoelenco" style:list-style-name="LFO2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size="14pt" style:font-size-asian="14pt" style:font-size-complex="14pt"/>
    </style:style>
    <style:style style:name="P91" style:parent-style-name="Paragrafoelenco" style:list-style-name="LFO1" style:family="paragraph">
      <style:text-properties fo:font-size="14pt" style:font-size-asian="14pt" style:font-size-complex="14pt"/>
    </style:style>
    <style:style style:name="P92" style:parent-style-name="Paragrafoelenco" style:list-style-name="LFO1" style:family="paragraph">
      <style:text-properties fo:font-size="14pt" style:font-size-asian="14pt" style:font-size-complex="14pt"/>
    </style:style>
    <style:style style:name="P93" style:parent-style-name="Paragrafoelenco" style:list-style-name="LFO1" style:family="paragraph">
      <style:text-properties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P95" style:parent-style-name="Paragrafoelenco" style:list-style-name="LFO1" style:family="paragraph">
      <style:text-properties fo:font-size="14pt" style:font-size-asian="14pt" style:font-size-complex="14pt"/>
    </style:style>
    <style:style style:name="P96" style:parent-style-name="Paragrafoelenco" style:list-style-name="LFO1" style:family="paragraph">
      <style:text-properties fo:font-size="14pt" style:font-size-asian="14pt" style:font-size-complex="14pt"/>
    </style:style>
    <style:style style:name="P97" style:parent-style-name="Paragrafoelenco" style:list-style-name="LFO1" style:family="paragraph">
      <style:text-properties fo:font-size="14pt" style:font-size-asian="14pt" style:font-size-complex="14pt"/>
    </style:style>
    <style:style style:name="P98" style:parent-style-name="Paragrafoelenco" style:list-style-name="LFO1" style:family="paragraph">
      <style:text-properties fo:font-size="14pt" style:font-size-asian="14pt" style:font-size-complex="14pt"/>
    </style:style>
    <style:style style:name="P99" style:parent-style-name="Paragrafoelenco" style:list-style-name="LFO1" style:family="paragraph">
      <style:text-properties fo:font-size="14pt" style:font-size-asian="14pt" style:font-size-complex="14pt"/>
    </style:style>
    <style:style style:name="P100" style:parent-style-name="Normale" style:family="paragraph">
      <style:text-properties fo:font-size="14pt" style:font-size-asian="14pt" style:font-size-complex="14pt"/>
    </style:style>
    <style:style style:name="P101" style:parent-style-name="Paragrafoelenco" style:list-style-name="LFO3" style:family="paragraph">
      <style:text-properties fo:font-size="14pt" style:font-size-asian="14pt" style:font-size-complex="14pt"/>
    </style:style>
    <style:style style:name="P102" style:parent-style-name="Paragrafoelenco" style:list-style-name="LFO3" style:family="paragraph">
      <style:text-properties fo:font-size="14pt" style:font-size-asian="14pt" style:font-size-complex="14pt"/>
    </style:style>
    <style:style style:name="P103" style:parent-style-name="Paragrafoelenco" style:list-style-name="LFO3" style:family="paragraph">
      <style:text-properties fo:font-size="14pt" style:font-size-asian="14pt" style:font-size-complex="14pt"/>
    </style:style>
    <style:style style:name="P104" style:parent-style-name="Normale" style:family="paragraph">
      <style:text-properties fo:font-weight="bold" style:font-weight-asian="bold" fo:font-size="20pt" style:font-size-asian="20pt" style:font-size-complex="20pt"/>
    </style:style>
    <style:style style:name="P105" style:parent-style-name="Paragrafoelenco" style:list-style-name="LFO4" style:family="paragraph">
      <style:text-properties fo:font-size="14pt" style:font-size-asian="14pt" style:font-size-complex="14pt"/>
    </style:style>
    <style:style style:name="P106" style:parent-style-name="Paragrafoelenco" style:list-style-name="LFO4" style:family="paragraph">
      <style:text-properties fo:font-size="14pt" style:font-size-asian="14pt" style:font-size-complex="14pt"/>
    </style:style>
    <style:style style:name="P107" style:parent-style-name="Paragrafoelenco" style:list-style-name="LFO4" style:family="paragraph">
      <style:text-properties fo:font-size="14pt" style:font-size-asian="14pt" style:font-size-complex="14pt"/>
    </style:style>
    <style:style style:name="P108" style:parent-style-name="Paragrafoelenco" style:list-style-name="LFO4" style:family="paragraph">
      <style:text-properties fo:font-size="14pt" style:font-size-asian="14pt" style:font-size-complex="14pt"/>
    </style:style>
    <style:style style:name="P109" style:parent-style-name="Paragrafoelenco" style:family="paragraph">
      <style:text-properties fo:font-size="14pt" style:font-size-asian="14pt" style:font-size-complex="14pt"/>
    </style:style>
    <style:style style:name="P110" style:parent-style-name="Normale" style:family="paragraph">
      <style:text-properties fo:font-weight="bold" style:font-weight-asian="bold" fo:font-size="20pt" style:font-size-asian="20pt" style:font-size-complex="20pt"/>
    </style:style>
    <style:style style:name="P111" style:parent-style-name="Normale" style:family="paragraph">
      <style:text-properties fo:font-size="14pt" style:font-size-asian="14pt" style:font-size-complex="14pt"/>
    </style:style>
    <style:style style:name="P112" style:parent-style-name="Normale" style:family="paragraph">
      <style:text-properties fo:font-weight="bold" style:font-weight-asian="bold" fo:font-size="20pt" style:font-size-asian="20pt" style:font-size-complex="20pt"/>
    </style:style>
  </office:automatic-styles>
  <office:body>
    <office:text text:use-soft-page-breaks="true">
      <text:p text:style-name="P1">Specifica</text:p>
      <text:p text:style-name="P2"/>
      <text:p text:style-name="P3"/>
      <text:p text:style-name="P4"><text:span text:style-name="T5">Il progetto si propone di realizzare una<text:s/></text:span><text:span text:style-name="T6">biblioteca digitale<text:s/></text:span><text:span text:style-name="T7">di testi e studi che contribuiscono alla</text:span></text:p>
      <text:p text:style-name="P8">formazione della cultura all’interno dell’Università degli Studi dell’Aquila.</text:p>
      <text:p text:style-name="P9">Una biblioteca digitale è uno spazio in cui mettere insieme collezioni, servizi e persone a supporto</text:p>
      <text:p text:style-name="P10">dell'intero ciclo di vita di creazione, uso, preservazione di dati, informazione e conoscenza. Lo scopo di</text:p>
      <text:p text:style-name="P11">questo progetto è la digitalizzazione di manoscritti, che costituiscono un patrimonio bibliografico antico</text:p>
      <text:p text:style-name="P12">per un totale di 60.000 carte (ms. sec. XV-XIX) contenenti memorie storiche della città dell’Aquila.</text:p>
      <text:p text:style-name="P13"><text:span text:style-name="T14">Il processo di digitalizzazione</text:span><text:span text:style-name="T15"><text:s/></text:span></text:p>
      <text:p text:style-name="P16">Digitalizzazione:</text:p>
      <text:p text:style-name="P17">Il manoscritto è acquisito dal sistema sotto forma di immagini digitali ad alta risoluzione</text:p>
      <text:p text:style-name="P18">attraverso scanner planetari. Ogni manoscritto è formato da più acquisizioni (ogni immagine</text:p>
      <text:p text:style-name="P19">rappresenta una singola pagina). La digitalizzazione viene controllata da supervisori</text:p>
      <text:p text:style-name="P20">all’acquisizione per assicurarne la correttezza (ad esempio, in accordo con standard richiesti) e la</text:p>
      <text:p text:style-name="P21">qualità. L’immagine acquisita viene memorizzata all’interno del sistema ed assegnata all’opera di</text:p>
      <text:p text:style-name="P22">riferimento, corredandola di opportuni metadati.</text:p>
      <text:p text:style-name="P23"><text:span text:style-name="T24"></text:span><text:span text:style-name="T25">Trascrizione</text:span><text:span text:style-name="T26">:</text:span></text:p>
      <text:p text:style-name="P27">Il manoscritto così acquisito deve essere trasformato in un testo digitale; ciò avviene attraverso</text:p>
      <text:p text:style-name="P28"><text:span text:style-name="T29">operazioni di trascrizioni in formato TEI (Text Encoding Initiative)</text:span><text:span text:style-name="T30">1</text:span><text:span text:style-name="T31">. Le trascrizioni sono digitate</text:span></text:p>
      <text:p text:style-name="P32">manualmente (la natura del testo rende inutilizzabili strumenti di acquisizione automatica)</text:p>
      <text:p text:style-name="P33"><text:span text:style-name="T34">attraverso un text editor TEI integrato</text:span><text:span text:style-name="T35">2</text:span><text:span text:style-name="T36">.</text:span></text:p>
      <text:p text:style-name="P37">Le trascrizioni sono oggetto di revisione da parte di revisori alle trascrizioni.</text:p>
      <text:p text:style-name="P38">Pubblicazione:</text:p>
      <text:p text:style-name="P39">I manoscritti, una volta digitalizzati e superata la fase di revisione delle immagini, vengono</text:p>
      <text:p text:style-name="P40">pubblicati sul sistema e resi accessibili agli utenti del sistema. Le corrispondenti trascrizioni sono</text:p>
      <text:p text:style-name="P41">pubblicate successivamente, dopo la validazione della stessa.</text:p>
      <text:p text:style-name="P42">Attori del sistema:</text:p>
      <text:p text:style-name="P43"><text:span text:style-name="T44"></text:span><text:span text:style-name="T45"></text:span><text:span text:style-name="T46">Amministratore: gestione generale del sistema</text:span></text:p>
      <text:p text:style-name="P47"><text:span text:style-name="T48"></text:span><text:span text:style-name="T49"></text:span><text:span text:style-name="T50">Acquisitore: acquisizione/digitalizzazione immagine</text:span></text:p>
      <text:p text:style-name="P51"><text:span text:style-name="T52"></text:span><text:span text:style-name="T53"></text:span><text:span text:style-name="T54">Revisore acquisizioni: revisione e verifica correttezza dell’acquisizione</text:span></text:p>
      <text:p text:style-name="P55"><text:span text:style-name="T56"></text:span><text:span text:style-name="T57"></text:span><text:span text:style-name="T58">Trascrittore: trascrizione del testo TEI</text:span></text:p>
      <text:p text:style-name="P59"><text:span text:style-name="T60"></text:span><text:span text:style-name="T61"></text:span><text:span text:style-name="T62">Revisore trascrizioni: revisione e validazione della trascrizione</text:span></text:p>
      <text:p text:style-name="P63"><text:span text:style-name="T64"></text:span><text:span text:style-name="T65"></text:span><text:span text:style-name="T66">Utente base: visualizzazione elenco titoli opere</text:span></text:p>
      <text:p text:style-name="Normale"><text:span text:style-name="T67"></text:span><text:span text:style-name="T68"></text:span><text:span text:style-name="T69">Utente avanzato: visualizzazione completa delle opere</text:span></text:p>
      <text:p text:style-name="P70">Scenari</text:p>
      <text:p text:style-name="P71">In seguito<text:s/>alla lettura della specifica sono stati individuati i seguenti scenari:</text:p>
      <text:p text:style-name="P72">Un utente<text:s/>base quindi<text:s/>non registrato vuole utilizzare il sistema</text:p>
      <text:p text:style-name="P73">L’utente può utilizzare il sistema senza registrarsi usufruendo della sola funzionalità di visualizzare i titoli delle opere presenti nel sistema. (Utente Base)</text:p>
      <text:soft-page-break/>
      <text:p text:style-name="P74">L’utente può invece registrarsi, fornendo i propri dati personali, per avere accesso alla visualizzazione completa delle opere presenti nel sistema. (Utente Avanzato)</text:p>
      <text:p text:style-name="P75">Un utente<text:s/>avanzato<text:s/>quindi<text:s/>registrato vuole utilizzare il sistema</text:p>
      <text:p text:style-name="P76">L’utente inserisce le proprie credenziali e accede al sistema se queste sono corrette.</text:p>
      <text:p text:style-name="P77">Trascrittore, Revisore, Acquisitore<text:s/>devono<text:s/>utilizzare il sistema<text:s/>per svolgere i propri<text:s/>compiti</text:p>
      <text:p text:style-name="P78">Essi accedono al sistema fornendo le credenziali fornitegli dall’amministratore.</text:p>
      <text:p text:style-name="P79">Acquisitore vuole uploadare un’immagine da revisionare<text:s/></text:p>
      <text:p text:style-name="P80">Ottenuta l’immagine dallo scanner planetario, l’Acquisitore inserisce l’immagine nel sistema.</text:p>
      <text:p text:style-name="P81">Revisore acquisizioni deve revisionare le immagini uploadate dall’Acquisitore</text:p>
      <text:p text:style-name="P82">Il Revisore valuta l’immagine e determina se rispetta gli standard previsti.<text:s/>Nel caso in cui l’immagine rispetti gli standard questi la pubblica, altrimenti la cancella.<text:s/></text:p>
      <text:p text:style-name="P83"/>
      <text:p text:style-name="P84"/>
      <text:p text:style-name="P85"/>
      <text:p text:style-name="P86">Requisiti<text:s/>funzionali</text:p>
      <text:p text:style-name="P87">Accesso:</text:p>
      <text:list text:style-name="LFO2" text:continue-numbering="true">
        <text:list-item>
          <text:p text:style-name="P88">Login.</text:p>
        </text:list-item>
        <text:list-item>
          <text:p text:style-name="P89">Registrazione Utente.</text:p>
        </text:list-item>
      </text:list>
      <text:p text:style-name="P90">Acquisizione:</text:p>
      <text:list text:style-name="LFO1" text:continue-numbering="true">
        <text:list-item>
          <text:p text:style-name="P91">Upload immagine<text:s/>non revisionata.</text:p>
        </text:list-item>
        <text:list-item>
          <text:p text:style-name="P92">Cancellazione immagine revisionata e ritenuta non conforme agli standard.</text:p>
        </text:list-item>
        <text:list-item>
          <text:p text:style-name="P93">Pubblicazione immagine<text:s/>revisionata e ritenuta conforme agli standard richiesti.</text:p>
        </text:list-item>
      </text:list>
      <text:p text:style-name="P94">Trascrizione:</text:p>
      <text:list text:style-name="LFO1" text:continue-numbering="true">
        <text:list-item>
          <text:p text:style-name="P95">Visualizzazione<text:s/>immagine<text:s/>pubblicata<text:s/>nel sistema.</text:p>
        </text:list-item>
        <text:list-item>
          <text:p text:style-name="P96">Editor trascrizione(TEI).</text:p>
        </text:list-item>
        <text:list-item>
          <text:p text:style-name="P97">Upload<text:s/>trascrizione(TEI)<text:s/>non revisionata.</text:p>
        </text:list-item>
        <text:list-item>
          <text:p text:style-name="P98">Cancellazione trascrizione in seguito a revisione negativa.</text:p>
        </text:list-item>
        <text:list-item>
          <text:p text:style-name="P99">Pubblicazione trascrizione in seguito a revisione positiva.</text:p>
        </text:list-item>
      </text:list>
      <text:p text:style-name="P100">Visualizzazione:</text:p>
      <text:list text:style-name="LFO3" text:continue-numbering="true">
        <text:list-item>
          <text:p text:style-name="P101">Consultazione elenco opere.</text:p>
        </text:list-item>
        <text:list-item>
          <text:p text:style-name="P102">Selezione opera.</text:p>
        </text:list-item>
        <text:list-item>
          <text:p text:style-name="P103">Consultazione opera<text:s/>(Immagini e testi).</text:p>
        </text:list-item>
      </text:list>
      <text:p text:style-name="Normale"/>
      <text:p text:style-name="P104">Requisiti non funzionali</text:p>
      <text:list text:style-name="LFO4" text:continue-numbering="true">
        <text:list-item>
          <text:p text:style-name="P105">Performance.</text:p>
        </text:list-item>
        <text:list-item>
          <text:p text:style-name="P106">Usability.</text:p>
        </text:list-item>
        <text:list-item>
          <text:p text:style-name="P107">Reliability.</text:p>
        </text:list-item>
        <text:list-item>
          <text:p text:style-name="P108">Availability.</text:p>
        </text:list-item>
      </text:list>
      <text:p text:style-name="P109"/>
      <text:p text:style-name="P110"/>
      <text:p text:style-name="P111"/>
      <text:p text:style-name="P112"/>
      <text:p text:style-name="Paragrafoelenc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/>
    <style:font-face style:name="Cambria-Italic" svg:font-family="Cambria-Italic" style:font-family-generic="system" svg:panose-1="0 0 0 0 0 0 0 0 0 0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</dc:creator>
    <meta:creation-date>2016-04-26T14:47:00Z</meta:creation-date>
    <dc:date>2016-04-26T14:47:00Z</dc:date>
    <meta:template xlink:href="Normal" xlink:type="simple"/>
    <meta:editing-cycles>2</meta:editing-cycles>
    <meta:editing-duration>PT0S</meta:editing-duration>
    <meta:document-statistic meta:page-count="3" meta:paragraph-count="8" meta:word-count="628" meta:character-count="4200" meta:row-count="29" meta:non-whitespace-character-count="3580"/>
  </office:meta>
</office:document-meta>
</file>